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officeooo:rsid="001376d7" officeooo:paragraph-rsid="001376d7" style:font-size-asian="14pt" style:font-size-complex="14pt"/>
    </style:style>
    <style:style style:name="P2" style:family="paragraph" style:parent-style-name="Standard">
      <style:text-properties style:font-name="Ubuntu" fo:font-size="96pt" officeooo:rsid="0014316b" officeooo:paragraph-rsid="0014316b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6-02-09T14:37:12.999738873</meta:creation-date>
    <dc:date>2016-04-06T12:26:10.806907364</dc:date>
    <dc:creator>patrick </dc:creator>
    <meta:editing-duration>PT1M41S</meta:editing-duration>
    <meta:editing-cycles>2</meta:editing-cycles>
    <meta:generator>LibreOffice/4.4.4.3$Linux_X86_64 LibreOffice_project/2c39ebcf046445232b798108aa8a7e7d89552ea8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